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D93D9"/>
      <style:text-properties fo: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MAE Q1</text:p>
          </table:table-cell>
          <table:table-cell office:value-type="string" table:style-name="ce2">
            <text:p>MAE ALL Q's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Train</text:p>
          </table:table-cell>
          <table:table-cell office:value-type="string" table:style-name="ce2">
            <text:p>forec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_Best_Sarimax_model_Q__OPT20241110_CH_zonder exo</text:p>
          </table:table-cell>
          <table:table-cell office:value-type="float" office:value="0.59230000000000005" table:style-name="ce3">
            <text:p>0,5923</text:p>
          </table:table-cell>
          <table:table-cell office:value-type="string" table:style-name="ce3">
            <text:p>0.2252</text:p>
          </table:table-cell>
          <table:table-cell office:value-type="string" table:style-name="ce3">
            <text:p>tot 31-12-2021</text:p>
          </table:table-cell>
          <table:table-cell office:value-type="float" office:value="2022" table:style-name="ce3">
            <text:p>2022</text:p>
          </table:table-cell>
          <table:table-cell office:value-type="float" office:value="2023" table:style-name="ce3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_Best_Sarimax_model_Q__OPT20241110_CH_zonder exo</text:p>
          </table:table-cell>
          <table:table-cell office:value-type="float" office:value="0.108" table:style-name="ce3">
            <text:p>0,108</text:p>
          </table:table-cell>
          <table:table-cell office:value-type="float" office:value="0.39300000000000002" table:style-name="ce3">
            <text:p>0,393</text:p>
          </table:table-cell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_Best_Sarimax_model_Q__OPT20241110_CH_Exo_Q1</text:p>
          </table:table-cell>
          <table:table-cell office:value-type="float" office:value="0.5837" table:style-name="ce3">
            <text:p>0,5837</text:p>
          </table:table-cell>
          <table:table-cell office:value-type="string" table:style-name="ce3">
            <text:p>0.2227</text:p>
          </table:table-cell>
          <table:table-cell office:value-type="string" table:style-name="ce3">
            <text:p>tot 31-12-2021</text:p>
          </table:table-cell>
          <table:table-cell office:value-type="float" office:value="2022" table:style-name="ce3">
            <text:p>2022</text:p>
          </table:table-cell>
          <table:table-cell office:value-type="float" office:value="2023" table:style-name="ce3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_Best_Sarimax_model_Q__OPT20241110_CH_Exo_Q1</text:p>
          </table:table-cell>
          <table:table-cell office:value-type="float" office:value="3.5000000000000003E-2" table:style-name="ce3">
            <text:p>0,035</text:p>
          </table:table-cell>
          <table:table-cell office:value-type="float" office:value="0.3856" table:style-name="ce1">
            <text:p>0,3856</text:p>
          </table:table-cell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Caroline (C.) van der Hoeven - Hakker</meta:initial-creator>
    <dc:creator>Caroline (C.) van der Hoeven - Hakker</dc:creator>
    <meta:creation-date>2024-11-12T07:13:59Z</meta:creation-date>
    <dc:date>2024-11-12T07:47:51Z</dc:date>
  </office:meta>
</office:document-meta>
</file>